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3168.43pt" svg:height="1782.14pt" svg:x="353.79pt" svg:y="4.73pt">
            <draw:object draw:notify-on-update-of-ranges="Sheet1_2.B2:Sheet1_2.B201 Sheet1_2.C1:Sheet1_2.C1 Sheet1_2.C2:Sheet1_2.C201 Sheet1_2.D1:Sheet1_2.D1 Sheet1_2.D2:Sheet1_2.D201 Sheet1_2.E1:Sheet1_2.E1 Sheet1_2.E2:Sheet1_2.E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0" calcext:value-type="float">
            <text:p>176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0" calcext:value-type="float">
            <text:p>182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0" calcext:value-type="float">
            <text:p>18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" calcext:value-type="float">
            <text:p>2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0" calcext:value-type="float">
            <text:p>2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0" calcext:value-type="float">
            <text:p>21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0" calcext:value-type="float">
            <text:p>224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96" calcext:value-type="float">
            <text:p>0.1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60" calcext:value-type="float">
            <text:p>2360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4" calcext:value-type="float">
            <text:p>0.14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0" calcext:value-type="float">
            <text:p>242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6" calcext:value-type="float">
            <text:p>0.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0" calcext:value-type="float">
            <text:p>2480</text:p>
          </table:table-cell>
          <table:table-cell office:value-type="float" office:value="-0.24" calcext:value-type="float">
            <text:p>-0.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40" calcext:value-type="float">
            <text:p>2540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04" calcext:value-type="float">
            <text:p>0.104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20" calcext:value-type="float">
            <text:p>2720</text:p>
          </table:table-cell>
          <table:table-cell office:value-type="float" office:value="-0.18" calcext:value-type="float">
            <text:p>-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80" calcext:value-type="float">
            <text:p>2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0" calcext:value-type="float">
            <text:p>29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" calcext:value-type="float">
            <text:p>30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0" calcext:value-type="float">
            <text:p>308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40" calcext:value-type="float">
            <text:p>314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00" calcext:value-type="float">
            <text:p>32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60" calcext:value-type="float">
            <text:p>326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20" calcext:value-type="float">
            <text:p>3320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80" calcext:value-type="float">
            <text:p>338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4" calcext:value-type="float">
            <text:p>0.244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40" calcext:value-type="float">
            <text:p>344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4" calcext:value-type="float">
            <text:p>0.2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0" calcext:value-type="float">
            <text:p>350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" calcext:value-type="float">
            <text:p>0.22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60" calcext:value-type="float">
            <text:p>356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4" calcext:value-type="float">
            <text:p>0.1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20" calcext:value-type="float">
            <text:p>36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80" calcext:value-type="float">
            <text:p>368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40" calcext:value-type="float">
            <text:p>37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00" calcext:value-type="float">
            <text:p>3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60" calcext:value-type="float">
            <text:p>3860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20" calcext:value-type="float">
            <text:p>392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80" calcext:value-type="float">
            <text:p>398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24" calcext:value-type="float">
            <text:p>0.2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0" calcext:value-type="float">
            <text:p>404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8" calcext:value-type="float">
            <text:p>0.28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0" calcext:value-type="float">
            <text:p>4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60" calcext:value-type="float">
            <text:p>416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0" calcext:value-type="float">
            <text:p>422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22" calcext:value-type="float">
            <text:p>0.2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80" calcext:value-type="float">
            <text:p>42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40" calcext:value-type="float">
            <text:p>434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0" calcext:value-type="float">
            <text:p>440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60" calcext:value-type="float">
            <text:p>44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0" calcext:value-type="float">
            <text:p>45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0" calcext:value-type="float">
            <text:p>45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" calcext:value-type="float">
            <text:p>0.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0" calcext:value-type="float">
            <text:p>46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00" calcext:value-type="float">
            <text:p>470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60" calcext:value-type="float">
            <text:p>476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72" calcext:value-type="float">
            <text:p>0.17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20" calcext:value-type="float">
            <text:p>48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64" calcext:value-type="float">
            <text:p>0.06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80" calcext:value-type="float">
            <text:p>488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40" calcext:value-type="float">
            <text:p>494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" calcext:value-type="float">
            <text:p>5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60" calcext:value-type="float">
            <text:p>5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0" calcext:value-type="float">
            <text:p>512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80" calcext:value-type="float">
            <text:p>518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40" calcext:value-type="float">
            <text:p>52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00" calcext:value-type="float">
            <text:p>530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8" calcext:value-type="float">
            <text:p>0.168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20" calcext:value-type="float">
            <text:p>5420</text:p>
          </table:table-cell>
          <table:table-cell office:value-type="float" office:value="0.072" calcext:value-type="float">
            <text:p>0.072</text:p>
          </table:table-cell>
          <table:table-cell office:value-type="float" office:value="0.304" calcext:value-type="float">
            <text:p>0.304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80" calcext:value-type="float">
            <text:p>548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48" calcext:value-type="float">
            <text:p>0.24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40" calcext:value-type="float">
            <text:p>554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0" calcext:value-type="float">
            <text:p>560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60" calcext:value-type="float">
            <text:p>56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212" calcext:value-type="float">
            <text:p>0.21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20" calcext:value-type="float">
            <text:p>572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80" calcext:value-type="float">
            <text:p>57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2" calcext:value-type="float">
            <text:p>0.22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40" calcext:value-type="float">
            <text:p>58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96" calcext:value-type="float">
            <text:p>0.196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00" calcext:value-type="float">
            <text:p>590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6" calcext:value-type="float">
            <text:p>0.16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60" calcext:value-type="float">
            <text:p>596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56" calcext:value-type="float">
            <text:p>0.156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0" calcext:value-type="float">
            <text:p>6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2" calcext:value-type="float">
            <text:p>0.1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80" calcext:value-type="float">
            <text:p>60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0" calcext:value-type="float">
            <text:p>614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00" calcext:value-type="float">
            <text:p>620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44" calcext:value-type="float">
            <text:p>0.044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60" calcext:value-type="float">
            <text:p>62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08" calcext:value-type="float">
            <text:p>0.108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0" calcext:value-type="float">
            <text:p>63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0" calcext:value-type="float">
            <text:p>63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0" calcext:value-type="float">
            <text:p>64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" calcext:value-type="float">
            <text:p>650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68" calcext:value-type="float">
            <text:p>0.268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0" calcext:value-type="float">
            <text:p>6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72" calcext:value-type="float">
            <text:p>0.272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" calcext:value-type="float">
            <text:p>6620</text:p>
          </table:table-cell>
          <table:table-cell office:value-type="float" office:value="0.216" calcext:value-type="float">
            <text:p>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0" calcext:value-type="float">
            <text:p>668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16" calcext:value-type="float">
            <text:p>0.21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" calcext:value-type="float">
            <text:p>67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0" calcext:value-type="float">
            <text:p>68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" calcext:value-type="float">
            <text:p>69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80" calcext:value-type="float">
            <text:p>69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40" calcext:value-type="float">
            <text:p>704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" calcext:value-type="float">
            <text:p>0.2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00" calcext:value-type="float">
            <text:p>710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84" calcext:value-type="float">
            <text:p>0.28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60" calcext:value-type="float">
            <text:p>716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20" calcext:value-type="float">
            <text:p>72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8" calcext:value-type="float">
            <text:p>0.10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80" calcext:value-type="float">
            <text:p>72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76" calcext:value-type="float">
            <text:p>0.076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40" calcext:value-type="float">
            <text:p>734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00" calcext:value-type="float">
            <text:p>7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60" calcext:value-type="float">
            <text:p>746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20" calcext:value-type="float">
            <text:p>75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80" calcext:value-type="float">
            <text:p>75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0" calcext:value-type="float">
            <text:p>764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00" calcext:value-type="float">
            <text:p>77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60" calcext:value-type="float">
            <text:p>776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4" calcext:value-type="float">
            <text:p>0.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20" calcext:value-type="float">
            <text:p>782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2" calcext:value-type="float">
            <text:p>0.19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0" calcext:value-type="float">
            <text:p>788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8" calcext:value-type="float">
            <text:p>0.2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40" calcext:value-type="float">
            <text:p>794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0" calcext:value-type="float">
            <text:p>80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60" calcext:value-type="float">
            <text:p>80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20" calcext:value-type="float">
            <text:p>8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8" calcext:value-type="float">
            <text:p>0.26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40" calcext:value-type="float">
            <text:p>824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8" calcext:value-type="float">
            <text:p>0.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00" calcext:value-type="float">
            <text:p>830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68" calcext:value-type="float">
            <text:p>0.268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20" calcext:value-type="float">
            <text:p>8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80" calcext:value-type="float">
            <text:p>848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40" calcext:value-type="float">
            <text:p>854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00" calcext:value-type="float">
            <text:p>860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60" calcext:value-type="float">
            <text:p>866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20" calcext:value-type="float">
            <text:p>872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8" calcext:value-type="float">
            <text:p>0.08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80" calcext:value-type="float">
            <text:p>87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40" calcext:value-type="float">
            <text:p>884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0" calcext:value-type="float">
            <text:p>8900</text:p>
          </table:table-cell>
          <table:table-cell office:value-type="float" office:value="-0.22" calcext:value-type="float">
            <text:p>-0.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60" calcext:value-type="float">
            <text:p>896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08" calcext:value-type="float">
            <text:p>0.208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20" calcext:value-type="float">
            <text:p>90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80" calcext:value-type="float">
            <text:p>90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4" calcext:value-type="float">
            <text:p>0.164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40" calcext:value-type="float">
            <text:p>91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" calcext:value-type="float">
            <text:p>0.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0" calcext:value-type="float">
            <text:p>92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60" calcext:value-type="float">
            <text:p>9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20" calcext:value-type="float">
            <text:p>93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80" calcext:value-type="float">
            <text:p>938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40" calcext:value-type="float">
            <text:p>94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00" calcext:value-type="float">
            <text:p>950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0" calcext:value-type="float">
            <text:p>95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316" calcext:value-type="float">
            <text:p>0.3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20" calcext:value-type="float">
            <text:p>9620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80" calcext:value-type="float">
            <text:p>9680</text:p>
          </table:table-cell>
          <table:table-cell office:value-type="float" office:value="-0.06" calcext:value-type="float">
            <text:p>-0.06</text:p>
          </table:table-cell>
          <table:table-cell office:value-type="float" office:value="0.22" calcext:value-type="float">
            <text:p>0.22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40" calcext:value-type="float">
            <text:p>97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8" calcext:value-type="float">
            <text:p>0.0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00" calcext:value-type="float">
            <text:p>9800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60" calcext:value-type="float">
            <text:p>98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20" calcext:value-type="float">
            <text:p>992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80" calcext:value-type="float">
            <text:p>998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40" calcext:value-type="float">
            <text:p>1004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00" calcext:value-type="float">
            <text:p>1010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60" calcext:value-type="float">
            <text:p>101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4" calcext:value-type="float">
            <text:p>0.2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20" calcext:value-type="float">
            <text:p>1022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84" calcext:value-type="float">
            <text:p>0.28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80" calcext:value-type="float">
            <text:p>102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336" calcext:value-type="float">
            <text:p>0.33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40" calcext:value-type="float">
            <text:p>1034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24" calcext:value-type="float">
            <text:p>0.224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0" calcext:value-type="float">
            <text:p>104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60" calcext:value-type="float">
            <text:p>10460</text:p>
          </table:table-cell>
          <table:table-cell office:value-type="float" office:value="0.02" calcext:value-type="float">
            <text:p>0.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20" calcext:value-type="float">
            <text:p>1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80" calcext:value-type="float">
            <text:p>105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40" calcext:value-type="float">
            <text:p>1064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" calcext:value-type="float">
            <text:p>1070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60" calcext:value-type="float">
            <text:p>10760</text:p>
          </table:table-cell>
          <table:table-cell office:value-type="float" office:value="-0.18" calcext:value-type="float">
            <text:p>-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20" calcext:value-type="float">
            <text:p>1082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08" calcext:value-type="float">
            <text:p>0.308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0" calcext:value-type="float">
            <text:p>1088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68" calcext:value-type="float">
            <text:p>0.268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40" calcext:value-type="float">
            <text:p>1094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" calcext:value-type="float">
            <text:p>0.148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0" calcext:value-type="float">
            <text:p>11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60" calcext:value-type="float">
            <text:p>11060</text:p>
          </table:table-cell>
          <table:table-cell office:value-type="float" office:value="0.04" calcext:value-type="float">
            <text:p>0.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20" calcext:value-type="float">
            <text:p>1112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80" calcext:value-type="float">
            <text:p>111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40" calcext:value-type="float">
            <text:p>1124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00" calcext:value-type="float">
            <text:p>113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60" calcext:value-type="float">
            <text:p>113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20" calcext:value-type="float">
            <text:p>11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52" calcext:value-type="float">
            <text:p>0.25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80" calcext:value-type="float">
            <text:p>114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92" calcext:value-type="float">
            <text:p>0.29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40" calcext:value-type="float">
            <text:p>1154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00" calcext:value-type="float">
            <text:p>116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60" calcext:value-type="float">
            <text:p>1166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20" calcext:value-type="float">
            <text:p>11720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" calcext:value-type="float">
            <text:p>0.28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80" calcext:value-type="float">
            <text:p>117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40" calcext:value-type="float">
            <text:p>1184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00" calcext:value-type="float">
            <text:p>119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60" calcext:value-type="float">
            <text:p>119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6" calcext:value-type="float">
            <text:p>0.2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20" calcext:value-type="float">
            <text:p>120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4" calcext:value-type="float">
            <text:p>0.224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80" calcext:value-type="float">
            <text:p>120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40" calcext:value-type="float">
            <text:p>12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8" calcext:value-type="float">
            <text:p>0.1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00" calcext:value-type="float">
            <text:p>12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60" calcext:value-type="float">
            <text:p>1226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2" calcext:value-type="float">
            <text:p>0.2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20" calcext:value-type="float">
            <text:p>1232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32" calcext:value-type="float">
            <text:p>0.232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80" calcext:value-type="float">
            <text:p>12380</text:p>
          </table:table-cell>
          <table:table-cell office:value-type="float" office:value="0.08" calcext:value-type="float">
            <text:p>0.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4" calcext:value-type="float">
            <text:p>0.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" calcext:value-type="float">
            <text:p>12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36" calcext:value-type="float">
            <text:p>0.236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60" calcext:value-type="float">
            <text:p>12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8" calcext:value-type="float">
            <text:p>0.1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20" calcext:value-type="float">
            <text:p>1262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80" calcext:value-type="float">
            <text:p>1268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40" calcext:value-type="float">
            <text:p>12740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60" calcext:value-type="float">
            <text:p>1286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20" calcext:value-type="float">
            <text:p>129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36" calcext:value-type="float">
            <text:p>0.236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80" calcext:value-type="float">
            <text:p>12980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40" calcext:value-type="float">
            <text:p>130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76" calcext:value-type="float">
            <text:p>0.27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00" calcext:value-type="float">
            <text:p>131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60" calcext:value-type="float">
            <text:p>131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28" calcext:value-type="float">
            <text:p>0.22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20" calcext:value-type="float">
            <text:p>13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0" calcext:value-type="float">
            <text:p>132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0" calcext:value-type="float">
            <text:p>13340</text:p>
          </table:table-cell>
          <table:table-cell office:value-type="float" office:value="-0.12" calcext:value-type="float">
            <text:p>-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00" calcext:value-type="float">
            <text:p>1340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60" calcext:value-type="float">
            <text:p>1346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2" calcext:value-type="float">
            <text:p>0.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20" calcext:value-type="float">
            <text:p>1352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272" calcext:value-type="float">
            <text:p>0.272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80" calcext:value-type="float">
            <text:p>135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12" calcext:value-type="float">
            <text:p>0.212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640" calcext:value-type="float">
            <text:p>1364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2" calcext:value-type="float">
            <text:p>0.072</text:p>
          </table:table-cell>
          <table:table-cell office:value-type="float" office:value="1.088" calcext:value-type="float">
            <text:p>1.088</text:p>
          </table:table-cell>
        </table:table-row>
      </table:table>
      <table:table table:name="Sheet1" table:style-name="ta1">
        <table:shapes>
          <draw:frame draw:z-index="0" draw:style-name="gr1" draw:text-style-name="P1" svg:width="3168.43pt" svg:height="1782.14pt" svg:x="353.79pt" svg:y="4.73pt">
            <draw:object draw:notify-on-update-of-ranges="Sheet1.B1:Sheet1.B1 Sheet1.B2:Sheet1.B311 Sheet1.C1:Sheet1.C1 Sheet1.C2:Sheet1.C311 Sheet1.D1:Sheet1.D1 Sheet1.D2:Sheet1.D311 Sheet1.E1:Sheet1.E1 Sheet1.E2:Sheet1.E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470" calcext:value-type="float">
            <text:p>63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680" calcext:value-type="float">
            <text:p>63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890" calcext:value-type="float">
            <text:p>632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100" calcext:value-type="float">
            <text:p>63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310" calcext:value-type="float">
            <text:p>6333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520" calcext:value-type="float">
            <text:p>63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730" calcext:value-type="float">
            <text:p>63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940" calcext:value-type="float">
            <text:p>6339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150" calcext:value-type="float">
            <text:p>6341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360" calcext:value-type="float">
            <text:p>63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570" calcext:value-type="float">
            <text:p>6345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780" calcext:value-type="float">
            <text:p>634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990" calcext:value-type="float">
            <text:p>6349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200" calcext:value-type="float">
            <text:p>635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410" calcext:value-type="float">
            <text:p>6354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620" calcext:value-type="float">
            <text:p>635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830" calcext:value-type="float">
            <text:p>6358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040" calcext:value-type="float">
            <text:p>63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250" calcext:value-type="float">
            <text:p>6362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460" calcext:value-type="float">
            <text:p>636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670" calcext:value-type="float">
            <text:p>636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880" calcext:value-type="float">
            <text:p>636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090" calcext:value-type="float">
            <text:p>6370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300" calcext:value-type="float">
            <text:p>63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510" calcext:value-type="float">
            <text:p>6375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720" calcext:value-type="float">
            <text:p>637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930" calcext:value-type="float">
            <text:p>63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140" calcext:value-type="float">
            <text:p>638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350" calcext:value-type="float">
            <text:p>6383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560" calcext:value-type="float">
            <text:p>63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770" calcext:value-type="float">
            <text:p>638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980" calcext:value-type="float">
            <text:p>6389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190" calcext:value-type="float">
            <text:p>63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400" calcext:value-type="float">
            <text:p>6394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610" calcext:value-type="float">
            <text:p>6396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820" calcext:value-type="float">
            <text:p>63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030" calcext:value-type="float">
            <text:p>640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240" calcext:value-type="float">
            <text:p>64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450" calcext:value-type="float">
            <text:p>6404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790" calcext:value-type="float">
            <text:p>640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000" calcext:value-type="float">
            <text:p>641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210" calcext:value-type="float">
            <text:p>6412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420" calcext:value-type="float">
            <text:p>641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630" calcext:value-type="float">
            <text:p>6416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840" calcext:value-type="float">
            <text:p>6418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050" calcext:value-type="float">
            <text:p>642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260" calcext:value-type="float">
            <text:p>642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470" calcext:value-type="float">
            <text:p>64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680" calcext:value-type="float">
            <text:p>64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890" calcext:value-type="float">
            <text:p>6428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100" calcext:value-type="float">
            <text:p>64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310" calcext:value-type="float">
            <text:p>643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520" calcext:value-type="float">
            <text:p>64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730" calcext:value-type="float">
            <text:p>64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940" calcext:value-type="float">
            <text:p>6439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150" calcext:value-type="float">
            <text:p>644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360" calcext:value-type="float">
            <text:p>64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570" calcext:value-type="float">
            <text:p>644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780" calcext:value-type="float">
            <text:p>644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990" calcext:value-type="float">
            <text:p>644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200" calcext:value-type="float">
            <text:p>645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410" calcext:value-type="float">
            <text:p>6454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620" calcext:value-type="float">
            <text:p>645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830" calcext:value-type="float">
            <text:p>645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040" calcext:value-type="float">
            <text:p>64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250" calcext:value-type="float">
            <text:p>646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460" calcext:value-type="float">
            <text:p>64646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670" calcext:value-type="float">
            <text:p>646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880" calcext:value-type="float">
            <text:p>646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090" calcext:value-type="float">
            <text:p>647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300" calcext:value-type="float">
            <text:p>64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510" calcext:value-type="float">
            <text:p>647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720" calcext:value-type="float">
            <text:p>6477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930" calcext:value-type="float">
            <text:p>64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140" calcext:value-type="float">
            <text:p>648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350" calcext:value-type="float">
            <text:p>6483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560" calcext:value-type="float">
            <text:p>64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770" calcext:value-type="float">
            <text:p>64877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980" calcext:value-type="float">
            <text:p>648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190" calcext:value-type="float">
            <text:p>64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400" calcext:value-type="float">
            <text:p>649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610" calcext:value-type="float">
            <text:p>6496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820" calcext:value-type="float">
            <text:p>64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30" calcext:value-type="float">
            <text:p>6500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240" calcext:value-type="float">
            <text:p>65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450" calcext:value-type="float">
            <text:p>6504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660" calcext:value-type="float">
            <text:p>650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870" calcext:value-type="float">
            <text:p>650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080" calcext:value-type="float">
            <text:p>6510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290" calcext:value-type="float">
            <text:p>651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500" calcext:value-type="float">
            <text:p>651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710" calcext:value-type="float">
            <text:p>651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920" calcext:value-type="float">
            <text:p>6519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380" calcext:value-type="float">
            <text:p>6523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590" calcext:value-type="float">
            <text:p>652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800" calcext:value-type="float">
            <text:p>652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010" calcext:value-type="float">
            <text:p>653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220" calcext:value-type="float">
            <text:p>6532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430" calcext:value-type="float">
            <text:p>6534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640" calcext:value-type="float">
            <text:p>6536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850" calcext:value-type="float">
            <text:p>6538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060" calcext:value-type="float">
            <text:p>654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270" calcext:value-type="float">
            <text:p>6542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480" calcext:value-type="float">
            <text:p>654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690" calcext:value-type="float">
            <text:p>65469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900" calcext:value-type="float">
            <text:p>6549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110" calcext:value-type="float">
            <text:p>655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320" calcext:value-type="float">
            <text:p>6553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530" calcext:value-type="float">
            <text:p>6555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740" calcext:value-type="float">
            <text:p>655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950" calcext:value-type="float">
            <text:p>6559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160" calcext:value-type="float">
            <text:p>6561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370" calcext:value-type="float">
            <text:p>656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580" calcext:value-type="float">
            <text:p>656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790" calcext:value-type="float">
            <text:p>656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000" calcext:value-type="float">
            <text:p>657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210" calcext:value-type="float">
            <text:p>6572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420" calcext:value-type="float">
            <text:p>6574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630" calcext:value-type="float">
            <text:p>6576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840" calcext:value-type="float">
            <text:p>6578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050" calcext:value-type="float">
            <text:p>658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260" calcext:value-type="float">
            <text:p>658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470" calcext:value-type="float">
            <text:p>658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680" calcext:value-type="float">
            <text:p>6586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890" calcext:value-type="float">
            <text:p>658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100" calcext:value-type="float">
            <text:p>6591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310" calcext:value-type="float">
            <text:p>659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520" calcext:value-type="float">
            <text:p>659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730" calcext:value-type="float">
            <text:p>6597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940" calcext:value-type="float">
            <text:p>6599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150" calcext:value-type="float">
            <text:p>6601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360" calcext:value-type="float">
            <text:p>6603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570" calcext:value-type="float">
            <text:p>660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780" calcext:value-type="float">
            <text:p>660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990" calcext:value-type="float">
            <text:p>660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200" calcext:value-type="float">
            <text:p>661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410" calcext:value-type="float">
            <text:p>6614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620" calcext:value-type="float">
            <text:p>661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830" calcext:value-type="float">
            <text:p>661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40" calcext:value-type="float">
            <text:p>6620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250" calcext:value-type="float">
            <text:p>662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460" calcext:value-type="float">
            <text:p>6624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670" calcext:value-type="float">
            <text:p>662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880" calcext:value-type="float">
            <text:p>662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090" calcext:value-type="float">
            <text:p>663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300" calcext:value-type="float">
            <text:p>663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510" calcext:value-type="float">
            <text:p>663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720" calcext:value-type="float">
            <text:p>663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930" calcext:value-type="float">
            <text:p>6639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140" calcext:value-type="float">
            <text:p>664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350" calcext:value-type="float">
            <text:p>66435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560" calcext:value-type="float">
            <text:p>664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770" calcext:value-type="float">
            <text:p>66477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980" calcext:value-type="float">
            <text:p>664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190" calcext:value-type="float">
            <text:p>6651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400" calcext:value-type="float">
            <text:p>665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610" calcext:value-type="float">
            <text:p>665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820" calcext:value-type="float">
            <text:p>6658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030" calcext:value-type="float">
            <text:p>666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240" calcext:value-type="float">
            <text:p>666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50" calcext:value-type="float">
            <text:p>666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660" calcext:value-type="float">
            <text:p>666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870" calcext:value-type="float">
            <text:p>6668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080" calcext:value-type="float">
            <text:p>6670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290" calcext:value-type="float">
            <text:p>667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500" calcext:value-type="float">
            <text:p>667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710" calcext:value-type="float">
            <text:p>667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920" calcext:value-type="float">
            <text:p>6679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130" calcext:value-type="float">
            <text:p>6681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340" calcext:value-type="float">
            <text:p>6683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550" calcext:value-type="float">
            <text:p>6685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760" calcext:value-type="float">
            <text:p>6687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970" calcext:value-type="float">
            <text:p>6689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180" calcext:value-type="float">
            <text:p>6691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390" calcext:value-type="float">
            <text:p>6693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600" calcext:value-type="float">
            <text:p>6696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810" calcext:value-type="float">
            <text:p>6698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020" calcext:value-type="float">
            <text:p>670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230" calcext:value-type="float">
            <text:p>6702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440" calcext:value-type="float">
            <text:p>6704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650" calcext:value-type="float">
            <text:p>6706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860" calcext:value-type="float">
            <text:p>670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070" calcext:value-type="float">
            <text:p>6710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280" calcext:value-type="float">
            <text:p>6712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490" calcext:value-type="float">
            <text:p>671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700" calcext:value-type="float">
            <text:p>671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910" calcext:value-type="float">
            <text:p>6719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120" calcext:value-type="float">
            <text:p>6721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330" calcext:value-type="float">
            <text:p>6723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540" calcext:value-type="float">
            <text:p>6725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750" calcext:value-type="float">
            <text:p>6727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960" calcext:value-type="float">
            <text:p>6729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170" calcext:value-type="float">
            <text:p>6731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380" calcext:value-type="float">
            <text:p>673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590" calcext:value-type="float">
            <text:p>673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800" calcext:value-type="float">
            <text:p>673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10" calcext:value-type="float">
            <text:p>6740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220" calcext:value-type="float">
            <text:p>674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430" calcext:value-type="float">
            <text:p>674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640" calcext:value-type="float">
            <text:p>6746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850" calcext:value-type="float">
            <text:p>6748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060" calcext:value-type="float">
            <text:p>675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270" calcext:value-type="float">
            <text:p>6752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480" calcext:value-type="float">
            <text:p>675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690" calcext:value-type="float">
            <text:p>6756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900" calcext:value-type="float">
            <text:p>6759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110" calcext:value-type="float">
            <text:p>6761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320" calcext:value-type="float">
            <text:p>676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530" calcext:value-type="float">
            <text:p>6765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740" calcext:value-type="float">
            <text:p>676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950" calcext:value-type="float">
            <text:p>6769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160" calcext:value-type="float">
            <text:p>67716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370" calcext:value-type="float">
            <text:p>677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580" calcext:value-type="float">
            <text:p>677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790" calcext:value-type="float">
            <text:p>6777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000" calcext:value-type="float">
            <text:p>678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210" calcext:value-type="float">
            <text:p>6782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420" calcext:value-type="float">
            <text:p>678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630" calcext:value-type="float">
            <text:p>6786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840" calcext:value-type="float">
            <text:p>6788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050" calcext:value-type="float">
            <text:p>6790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260" calcext:value-type="float">
            <text:p>679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470" calcext:value-type="float">
            <text:p>679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680" calcext:value-type="float">
            <text:p>6796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890" calcext:value-type="float">
            <text:p>6798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100" calcext:value-type="float">
            <text:p>680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310" calcext:value-type="float">
            <text:p>6803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520" calcext:value-type="float">
            <text:p>68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730" calcext:value-type="float">
            <text:p>6807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940" calcext:value-type="float">
            <text:p>6809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150" calcext:value-type="float">
            <text:p>681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360" calcext:value-type="float">
            <text:p>6813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570" calcext:value-type="float">
            <text:p>681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780" calcext:value-type="float">
            <text:p>681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990" calcext:value-type="float">
            <text:p>681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200" calcext:value-type="float">
            <text:p>682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410" calcext:value-type="float">
            <text:p>6824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620" calcext:value-type="float">
            <text:p>682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830" calcext:value-type="float">
            <text:p>6828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040" calcext:value-type="float">
            <text:p>6830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250" calcext:value-type="float">
            <text:p>6832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460" calcext:value-type="float">
            <text:p>683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670" calcext:value-type="float">
            <text:p>683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880" calcext:value-type="float">
            <text:p>683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090" calcext:value-type="float">
            <text:p>684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300" calcext:value-type="float">
            <text:p>684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510" calcext:value-type="float">
            <text:p>684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720" calcext:value-type="float">
            <text:p>684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930" calcext:value-type="float">
            <text:p>6849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140" calcext:value-type="float">
            <text:p>6851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350" calcext:value-type="float">
            <text:p>6853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560" calcext:value-type="float">
            <text:p>685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770" calcext:value-type="float">
            <text:p>685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980" calcext:value-type="float">
            <text:p>6859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190" calcext:value-type="float">
            <text:p>686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400" calcext:value-type="float">
            <text:p>686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610" calcext:value-type="float">
            <text:p>686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820" calcext:value-type="float">
            <text:p>6868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030" calcext:value-type="float">
            <text:p>6870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240" calcext:value-type="float">
            <text:p>687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450" calcext:value-type="float">
            <text:p>687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660" calcext:value-type="float">
            <text:p>6876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870" calcext:value-type="float">
            <text:p>687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080" calcext:value-type="float">
            <text:p>6880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290" calcext:value-type="float">
            <text:p>6882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500" calcext:value-type="float">
            <text:p>688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710" calcext:value-type="float">
            <text:p>6887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920" calcext:value-type="float">
            <text:p>6889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130" calcext:value-type="float">
            <text:p>6891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340" calcext:value-type="float">
            <text:p>6893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550" calcext:value-type="float">
            <text:p>6895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760" calcext:value-type="float">
            <text:p>6897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970" calcext:value-type="float">
            <text:p>6899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180" calcext:value-type="float">
            <text:p>6901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390" calcext:value-type="float">
            <text:p>6903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600" calcext:value-type="float">
            <text:p>6906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810" calcext:value-type="float">
            <text:p>6908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020" calcext:value-type="float">
            <text:p>6910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230" calcext:value-type="float">
            <text:p>6912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440" calcext:value-type="float">
            <text:p>6914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650" calcext:value-type="float">
            <text:p>6916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860" calcext:value-type="float">
            <text:p>691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70" calcext:value-type="float">
            <text:p>6920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280" calcext:value-type="float">
            <text:p>6922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490" calcext:value-type="float">
            <text:p>692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700" calcext:value-type="float">
            <text:p>692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910" calcext:value-type="float">
            <text:p>6929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120" calcext:value-type="float">
            <text:p>6931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330" calcext:value-type="float">
            <text:p>6933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540" calcext:value-type="float">
            <text:p>6935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750" calcext:value-type="float">
            <text:p>6937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960" calcext:value-type="float">
            <text:p>6939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170" calcext:value-type="float">
            <text:p>6941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380" calcext:value-type="float">
            <text:p>694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590" calcext:value-type="float">
            <text:p>6945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800" calcext:value-type="float">
            <text:p>694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010" calcext:value-type="float">
            <text:p>695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220" calcext:value-type="float">
            <text:p>6952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430" calcext:value-type="float">
            <text:p>695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640" calcext:value-type="float">
            <text:p>6956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850" calcext:value-type="float">
            <text:p>6958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060" calcext:value-type="float">
            <text:p>6960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270" calcext:value-type="float">
            <text:p>6962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480" calcext:value-type="float">
            <text:p>6964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690" calcext:value-type="float">
            <text:p>6966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900" calcext:value-type="float">
            <text:p>6969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110" calcext:value-type="float">
            <text:p>697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320" calcext:value-type="float">
            <text:p>697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530" calcext:value-type="float">
            <text:p>6975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740" calcext:value-type="float">
            <text:p>6977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08:49.902608042</meta:creation-date>
    <dc:date>2018-09-16T15:25:46.062442974</dc:date>
    <meta:editing-duration>PT17H24M32S</meta:editing-duration>
    <meta:editing-cycles>7</meta:editing-cycles>
    <meta:generator>LibreOffice/6.0.3.2$Linux_X86_64 LibreOffice_project/00m0$Build-2</meta:generator>
    <meta:document-statistic meta:table-count="2" meta:cell-count="2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10.194cm" svg:y="30.756cm" style:legend-expansion="high" chart:style-name="ch2"/>
        <chart:plot-area chart:style-name="ch3" table:cell-range-address="Sheet1.B1:Sheet1.E311" chart:data-source-has-labels="both" svg:x="2.235cm" svg:y="1.257cm" svg:width="105.724cm" svg:height="60.357cm">
          <chartooo:coordinate-region svg:x="3.068cm" svg:y="1.417cm" svg:width="104.891cm" svg:height="60.038cm"/>
          <chart:axis chart:dimension="x" chart:name="primary-x" chart:style-name="ch4" chartooo:axis-type="auto">
            <chartooo:date-scale/>
            <chart:categories table:cell-range-address="Sheet1.B2:Sheet1.B3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1" chart:label-cell-address="Sheet1.C1:Sheet1.C1" chart:class="chart:line">
            <chart:data-point chart:repeated="310"/>
          </chart:series>
          <chart:series chart:style-name="ch7" chart:values-cell-range-address="Sheet1.D2:Sheet1.D311" chart:label-cell-address="Sheet1.D1:Sheet1.D1" chart:class="chart:line">
            <chart:data-point chart:repeated="310"/>
          </chart:series>
          <chart:series chart:style-name="ch8" chart:values-cell-range-address="Sheet1.E2:Sheet1.E311" chart:label-cell-address="Sheet1.E1:Sheet1.E1" chart:class="chart:line">
            <chart:data-point chart:repeated="3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720">
                <text:p>1720</text:p>
                <draw:g>
                  <svg:desc>Sheet1.B2:Sheet1.B311</svg:desc>
                </draw:g>
              </table:table-cell>
              <table:table-cell office:value-type="float" office:value="-0.032">
                <text:p>-0.032</text:p>
                <draw:g>
                  <svg:desc>Sheet1.C2:Sheet1.C311</svg:desc>
                </draw:g>
              </table:table-cell>
              <table:table-cell office:value-type="float" office:value="-0.424">
                <text:p>-0.424</text:p>
                <draw:g>
                  <svg:desc>Sheet1.D2:Sheet1.D311</svg:desc>
                </draw:g>
              </table:table-cell>
              <table:table-cell office:value-type="float" office:value="0.888">
                <text:p>0.888</text:p>
                <draw:g>
                  <svg:desc>Sheet1.E2:Sheet1.E311</svg:desc>
                </draw:g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0120">
                <text:p>10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1170">
                <text:p>111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1380">
                <text:p>11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590">
                <text:p>11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2220">
                <text:p>1222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430">
                <text:p>124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40">
                <text:p>12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270">
                <text:p>1327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480">
                <text:p>1348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690">
                <text:p>136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4530">
                <text:p>145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740">
                <text:p>1474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370">
                <text:p>153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790">
                <text:p>1579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420">
                <text:p>164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470">
                <text:p>17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890">
                <text:p>178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8940">
                <text:p>189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-0.036">
                <text:p>-0.036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570">
                <text:p>1957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780">
                <text:p>197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990">
                <text:p>199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0620">
                <text:p>206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0830">
                <text:p>20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040">
                <text:p>210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670">
                <text:p>2167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880">
                <text:p>218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090">
                <text:p>220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3140">
                <text:p>2314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770">
                <text:p>237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980">
                <text:p>23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4190">
                <text:p>241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030">
                <text:p>250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5240">
                <text:p>252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870">
                <text:p>25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6080">
                <text:p>260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6290">
                <text:p>262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6920">
                <text:p>2692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7130">
                <text:p>271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340">
                <text:p>273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020">
                <text:p>290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230">
                <text:p>292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070">
                <text:p>3007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-0.028">
                <text:p>-0.028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490">
                <text:p>304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120">
                <text:p>31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330">
                <text:p>313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540">
                <text:p>315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380">
                <text:p>32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590">
                <text:p>32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-0.032">
                <text:p>-0.032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3220">
                <text:p>3322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640">
                <text:p>3364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270">
                <text:p>342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480">
                <text:p>344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690">
                <text:p>34690</text:p>
              </table:table-cell>
              <table:table-cell office:value-type="float" office:value="-0.024">
                <text:p>-0.024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320">
                <text:p>353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530">
                <text:p>355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740">
                <text:p>357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370">
                <text:p>3637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580">
                <text:p>365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6790">
                <text:p>367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420">
                <text:p>3742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7840">
                <text:p>378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890">
                <text:p>388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-0.048">
                <text:p>-0.04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6240">
                <text:p>462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870">
                <text:p>46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080">
                <text:p>4708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290">
                <text:p>472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920">
                <text:p>479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8130">
                <text:p>48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970">
                <text:p>489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9180">
                <text:p>49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9390">
                <text:p>4939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0020">
                <text:p>50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230">
                <text:p>502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0440">
                <text:p>50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0650">
                <text:p>506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070">
                <text:p>510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280">
                <text:p>512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910">
                <text:p>519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52120">
                <text:p>521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330">
                <text:p>523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2540">
                <text:p>525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2750">
                <text:p>527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960">
                <text:p>5296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3170">
                <text:p>53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3380">
                <text:p>53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590">
                <text:p>53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010">
                <text:p>5401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4220">
                <text:p>5422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430">
                <text:p>544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640">
                <text:p>54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850">
                <text:p>548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5060">
                <text:p>550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270">
                <text:p>552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480">
                <text:p>554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690">
                <text:p>5569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110">
                <text:p>561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530">
                <text:p>5653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740">
                <text:p>567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950">
                <text:p>5695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160">
                <text:p>571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370">
                <text:p>573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580">
                <text:p>575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790">
                <text:p>577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210">
                <text:p>582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420">
                <text:p>584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630">
                <text:p>586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840">
                <text:p>5884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9050">
                <text:p>590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60">
                <text:p>592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470">
                <text:p>594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680">
                <text:p>596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890">
                <text:p>598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-0.024">
                <text:p>-0.02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940">
                <text:p>609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1150">
                <text:p>611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60">
                <text:p>613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1570">
                <text:p>615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780">
                <text:p>6178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990">
                <text:p>619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2620">
                <text:p>626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830">
                <text:p>62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040">
                <text:p>630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250">
                <text:p>632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3670">
                <text:p>6367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880">
                <text:p>6388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090">
                <text:p>640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510">
                <text:p>645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720">
                <text:p>647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930">
                <text:p>649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140">
                <text:p>651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350">
                <text:p>653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65560">
                <text:p>65560</text:p>
              </table:table-cell>
              <table:table-cell office:value-type="float" office:value="-0.04">
                <text:p>-0.04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770">
                <text:p>65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5980">
                <text:p>65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6190">
                <text:p>6619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610">
                <text:p>666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mean-valu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svg:stroke-color="#ffd320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09.056cm" svg:y="30.547cm" style:legend-expansion="high" chart:style-name="ch2"/>
        <chart:plot-area chart:style-name="ch3" table:cell-range-address="Sheet1_2.B1:Sheet1_2.E201" chart:data-source-has-labels="both" svg:x="1.94cm" svg:y="2.67cm" svg:width="105.616cm" svg:height="60.357cm">
          <chartooo:coordinate-region svg:x="2.667cm" svg:y="2.831cm" svg:width="104.776cm" svg:height="60.037cm"/>
          <chart:axis chart:dimension="x" chart:name="primary-x" chart:style-name="ch4" chartooo:axis-type="auto">
            <chartooo:date-scale/>
            <chart:categories table:cell-range-address="Sheet1_2.B2:Sheet1_2.B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01" chart:label-cell-address="Sheet1_2.C1:Sheet1_2.C1" chart:class="chart:line">
            <chart:data-point chart:repeated="200"/>
          </chart:series>
          <chart:series chart:style-name="ch7" chart:values-cell-range-address="Sheet1_2.D2:Sheet1_2.D201" chart:label-cell-address="Sheet1_2.D1:Sheet1_2.D1" chart:class="chart:line">
            <chart:data-point chart:repeated="200"/>
          </chart:series>
          <chart:series chart:style-name="ch8" chart:values-cell-range-address="Sheet1_2.E2:Sheet1_2.E201" chart:label-cell-address="Sheet1_2.E1:Sheet1_2.E1" chart:class="chart:line">
            <chart:mean-value chart:style-name="ch9"/>
            <chart:regression-curve chart:style-name="ch10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_2.C1:Sheet1_2.C1</svg:desc>
                </draw:g>
              </table:table-cell>
              <table:table-cell office:value-type="string">
                <text:p>Y</text:p>
                <draw:g>
                  <svg:desc>Sheet1_2.D1:Sheet1_2.D1</svg:desc>
                </draw:g>
              </table:table-cell>
              <table:table-cell office:value-type="string">
                <text:p>Z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float" office:value="1700">
                <text:p>1700</text:p>
                <draw:g>
                  <svg:desc>Sheet1_2.B2:Sheet1_2.B201</svg:desc>
                </draw:g>
              </table:table-cell>
              <table:table-cell office:value-type="float" office:value="-0.144">
                <text:p>-0.144</text:p>
                <draw:g>
                  <svg:desc>Sheet1_2.C2:Sheet1_2.C201</svg:desc>
                </draw:g>
              </table:table-cell>
              <table:table-cell office:value-type="float" office:value="0.236">
                <text:p>0.236</text:p>
                <draw:g>
                  <svg:desc>Sheet1_2.D2:Sheet1_2.D201</svg:desc>
                </draw:g>
              </table:table-cell>
              <table:table-cell office:value-type="float" office:value="0.884">
                <text:p>0.884</text:p>
                <draw:g>
                  <svg:desc>Sheet1_2.E2:Sheet1_2.E201</svg:desc>
                </draw:g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-0.14">
                <text:p>-0.14</text:p>
              </table:table-cell>
              <table:table-cell office:value-type="float" office:value="0.216">
                <text:p>0.216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-0.116">
                <text:p>-0.116</text:p>
              </table:table-cell>
              <table:table-cell office:value-type="float" office:value="0.172">
                <text:p>0.17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-0.104">
                <text:p>-0.104</text:p>
              </table:table-cell>
              <table:table-cell office:value-type="float" office:value="0.156">
                <text:p>0.156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-0.14">
                <text:p>-0.14</text:p>
              </table:table-cell>
              <table:table-cell office:value-type="float" office:value="0.188">
                <text:p>0.1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128">
                <text:p>-0.128</text:p>
              </table:table-cell>
              <table:table-cell office:value-type="float" office:value="0.232">
                <text:p>0.23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0.112">
                <text:p>-0.112</text:p>
              </table:table-cell>
              <table:table-cell office:value-type="float" office:value="0.264">
                <text:p>0.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-0.084">
                <text:p>-0.084</text:p>
              </table:table-cell>
              <table:table-cell office:value-type="float" office:value="0.276">
                <text:p>0.27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-0.092">
                <text:p>-0.092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-0.164">
                <text:p>-0.164</text:p>
              </table:table-cell>
              <table:table-cell office:value-type="float" office:value="0.196">
                <text:p>0.1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0.228">
                <text:p>-0.228</text:p>
              </table:table-cell>
              <table:table-cell office:value-type="float" office:value="0.132">
                <text:p>0.1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-0.288">
                <text:p>-0.288</text:p>
              </table:table-cell>
              <table:table-cell office:value-type="float" office:value="0.14">
                <text:p>0.1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-0.224">
                <text:p>-0.224</text:p>
              </table:table-cell>
              <table:table-cell office:value-type="float" office:value="0.16">
                <text:p>0.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-0.24">
                <text:p>-0.24</text:p>
              </table:table-cell>
              <table:table-cell office:value-type="float" office:value="0.112">
                <text:p>0.11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-0.264">
                <text:p>-0.264</text:p>
              </table:table-cell>
              <table:table-cell office:value-type="float" office:value="0.104">
                <text:p>0.104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.26">
                <text:p>-0.26</text:p>
              </table:table-cell>
              <table:table-cell office:value-type="float" office:value="0.088">
                <text:p>0.08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-0.244">
                <text:p>-0.244</text:p>
              </table:table-cell>
              <table:table-cell office:value-type="float" office:value="0.056">
                <text:p>0.0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-0.18">
                <text:p>-0.18</text:p>
              </table:table-cell>
              <table:table-cell office:value-type="float" office:value="0.096">
                <text:p>0.0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-0.032">
                <text:p>-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04">
                <text:p>0.04</text:p>
              </table:table-cell>
              <table:table-cell office:value-type="float" office:value="0.176">
                <text:p>0.176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16">
                <text:p>0.116</text:p>
              </table:table-cell>
              <table:table-cell office:value-type="float" office:value="0.172">
                <text:p>0.17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0.04">
                <text:p>-0.04</text:p>
              </table:table-cell>
              <table:table-cell office:value-type="float" office:value="0.112">
                <text:p>0.1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.048">
                <text:p>0.048</text:p>
              </table:table-cell>
              <table:table-cell office:value-type="float" office:value="0.176">
                <text:p>0.17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-0.044">
                <text:p>-0.044</text:p>
              </table:table-cell>
              <table:table-cell office:value-type="float" office:value="0.22">
                <text:p>0.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-0.048">
                <text:p>-0.048</text:p>
              </table:table-cell>
              <table:table-cell office:value-type="float" office:value="0.236">
                <text:p>0.23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0.08">
                <text:p>-0.08</text:p>
              </table:table-cell>
              <table:table-cell office:value-type="float" office:value="0.204">
                <text:p>0.20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-0.148">
                <text:p>-0.148</text:p>
              </table:table-cell>
              <table:table-cell office:value-type="float" office:value="0.232">
                <text:p>0.23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-0.196">
                <text:p>-0.196</text:p>
              </table:table-cell>
              <table:table-cell office:value-type="float" office:value="0.248">
                <text:p>0.24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-0.192">
                <text:p>-0.192</text:p>
              </table:table-cell>
              <table:table-cell office:value-type="float" office:value="0.244">
                <text:p>0.244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-0.152">
                <text:p>-0.152</text:p>
              </table:table-cell>
              <table:table-cell office:value-type="float" office:value="0.24">
                <text:p>0.2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.164">
                <text:p>-0.164</text:p>
              </table:table-cell>
              <table:table-cell office:value-type="float" office:value="0.22">
                <text:p>0.2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-0.02">
                <text:p>-0.02</text:p>
              </table:table-cell>
              <table:table-cell office:value-type="float" office:value="0.124">
                <text:p>0.1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-0.044">
                <text:p>-0.044</text:p>
              </table:table-cell>
              <table:table-cell office:value-type="float" office:value="0.048">
                <text:p>0.0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28">
                <text:p>0.028</text:p>
              </table:table-cell>
              <table:table-cell office:value-type="float" office:value="0.004">
                <text:p>0.00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0.032">
                <text:p>-0.032</text:p>
              </table:table-cell>
              <table:table-cell office:value-type="float" office:value="0.052">
                <text:p>0.05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-0.096">
                <text:p>-0.096</text:p>
              </table:table-cell>
              <table:table-cell office:value-type="float" office:value="0.096">
                <text:p>0.09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-0.12">
                <text:p>-0.12</text:p>
              </table:table-cell>
              <table:table-cell office:value-type="float" office:value="0.176">
                <text:p>0.176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-0.136">
                <text:p>-0.136</text:p>
              </table:table-cell>
              <table:table-cell office:value-type="float" office:value="0.224">
                <text:p>0.2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-0.176">
                <text:p>-0.176</text:p>
              </table:table-cell>
              <table:table-cell office:value-type="float" office:value="0.28">
                <text:p>0.2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0.1">
                <text:p>-0.1</text:p>
              </table:table-cell>
              <table:table-cell office:value-type="float" office:value="0.24">
                <text:p>0.24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032">
                <text:p>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0.088">
                <text:p>-0.088</text:p>
              </table:table-cell>
              <table:table-cell office:value-type="float" office:value="0.22">
                <text:p>0.2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.072">
                <text:p>0.072</text:p>
              </table:table-cell>
              <table:table-cell office:value-type="float" office:value="0.152">
                <text:p>0.15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0.048">
                <text:p>-0.048</text:p>
              </table:table-cell>
              <table:table-cell office:value-type="float" office:value="0.124">
                <text:p>0.1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-0.052">
                <text:p>-0.052</text:p>
              </table:table-cell>
              <table:table-cell office:value-type="float" office:value="0.136">
                <text:p>0.13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0.064">
                <text:p>-0.064</text:p>
              </table:table-cell>
              <table:table-cell office:value-type="float" office:value="0.172">
                <text:p>0.17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-0.112">
                <text:p>-0.112</text:p>
              </table:table-cell>
              <table:table-cell office:value-type="float" office:value="0.2">
                <text:p>0.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-0.136">
                <text:p>-0.136</text:p>
              </table:table-cell>
              <table:table-cell office:value-type="float" office:value="0.232">
                <text:p>0.2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0.14">
                <text:p>-0.14</text:p>
              </table:table-cell>
              <table:table-cell office:value-type="float" office:value="0.2">
                <text:p>0.2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-0.156">
                <text:p>-0.156</text:p>
              </table:table-cell>
              <table:table-cell office:value-type="float" office:value="0.172">
                <text:p>0.1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-0.064">
                <text:p>-0.064</text:p>
              </table:table-cell>
              <table:table-cell office:value-type="float" office:value="0.064">
                <text:p>0.06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-0.056">
                <text:p>-0.056</text:p>
              </table:table-cell>
              <table:table-cell office:value-type="float" office:value="0.048">
                <text:p>0.04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-0.064">
                <text:p>-0.064</text:p>
              </table:table-cell>
              <table:table-cell office:value-type="float" office:value="0.056">
                <text:p>0.0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132">
                <text:p>-0.132</text:p>
              </table:table-cell>
              <table:table-cell office:value-type="float" office:value="0.04">
                <text:p>0.04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0.112">
                <text:p>-0.112</text:p>
              </table:table-cell>
              <table:table-cell office:value-type="float" office:value="0.052">
                <text:p>0.05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-0.148">
                <text:p>-0.148</text:p>
              </table:table-cell>
              <table:table-cell office:value-type="float" office:value="0.128">
                <text:p>0.12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-0.156">
                <text:p>-0.156</text:p>
              </table:table-cell>
              <table:table-cell office:value-type="float" office:value="0.104">
                <text:p>0.10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0.12">
                <text:p>-0.12</text:p>
              </table:table-cell>
              <table:table-cell office:value-type="float" office:value="0.168">
                <text:p>0.168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0.072">
                <text:p>0.072</text:p>
              </table:table-cell>
              <table:table-cell office:value-type="float" office:value="0.304">
                <text:p>0.30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-0.012">
                <text:p>-0.012</text:p>
              </table:table-cell>
              <table:table-cell office:value-type="float" office:value="0.248">
                <text:p>0.24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0.032">
                <text:p>0.032</text:p>
              </table:table-cell>
              <table:table-cell office:value-type="float" office:value="0.144">
                <text:p>0.144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-0.076">
                <text:p>-0.076</text:p>
              </table:table-cell>
              <table:table-cell office:value-type="float" office:value="0.212">
                <text:p>0.21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-0.124">
                <text:p>-0.124</text:p>
              </table:table-cell>
              <table:table-cell office:value-type="float" office:value="0.18">
                <text:p>0.1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-0.152">
                <text:p>-0.152</text:p>
              </table:table-cell>
              <table:table-cell office:value-type="float" office:value="0.22">
                <text:p>0.2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-0.116">
                <text:p>-0.116</text:p>
              </table:table-cell>
              <table:table-cell office:value-type="float" office:value="0.196">
                <text:p>0.196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0.124">
                <text:p>-0.124</text:p>
              </table:table-cell>
              <table:table-cell office:value-type="float" office:value="0.16">
                <text:p>0.1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-0.124">
                <text:p>-0.124</text:p>
              </table:table-cell>
              <table:table-cell office:value-type="float" office:value="0.156">
                <text:p>0.156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-0.032">
                <text:p>-0.032</text:p>
              </table:table-cell>
              <table:table-cell office:value-type="float" office:value="0.12">
                <text:p>0.1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-0.116">
                <text:p>-0.116</text:p>
              </table:table-cell>
              <table:table-cell office:value-type="float" office:value="0.132">
                <text:p>0.13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0.008">
                <text:p>-0.008</text:p>
              </table:table-cell>
              <table:table-cell office:value-type="float" office:value="0.044">
                <text:p>0.04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0.076">
                <text:p>-0.076</text:p>
              </table:table-cell>
              <table:table-cell office:value-type="float" office:value="0.108">
                <text:p>0.10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-0.108">
                <text:p>-0.108</text:p>
              </table:table-cell>
              <table:table-cell office:value-type="float" office:value="0.128">
                <text:p>0.12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-0.152">
                <text:p>-0.152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-0.132">
                <text:p>-0.132</text:p>
              </table:table-cell>
              <table:table-cell office:value-type="float" office:value="0.224">
                <text:p>0.22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0.116">
                <text:p>-0.116</text:p>
              </table:table-cell>
              <table:table-cell office:value-type="float" office:value="0.268">
                <text:p>0.26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-0.052">
                <text:p>-0.052</text:p>
              </table:table-cell>
              <table:table-cell office:value-type="float" office:value="0.272">
                <text:p>0.27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0.216">
                <text:p>0.216</text:p>
              </table:table-cell>
              <table:table-cell office:value-type="float" office:value="0.156">
                <text:p>0.15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-0.08">
                <text:p>-0.08</text:p>
              </table:table-cell>
              <table:table-cell office:value-type="float" office:value="0.216">
                <text:p>0.2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-0.008">
                <text:p>-0.008</text:p>
              </table:table-cell>
              <table:table-cell office:value-type="float" office:value="0.152">
                <text:p>0.15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0.024">
                <text:p>-0.024</text:p>
              </table:table-cell>
              <table:table-cell office:value-type="float" office:value="0.064">
                <text:p>0.06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-0.084">
                <text:p>-0.084</text:p>
              </table:table-cell>
              <table:table-cell office:value-type="float" office:value="0.08">
                <text:p>0.0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-0.104">
                <text:p>-0.104</text:p>
              </table:table-cell>
              <table:table-cell office:value-type="float" office:value="0.184">
                <text:p>0.18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-0.116">
                <text:p>-0.116</text:p>
              </table:table-cell>
              <table:table-cell office:value-type="float" office:value="0.248">
                <text:p>0.24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-0.104">
                <text:p>-0.104</text:p>
              </table:table-cell>
              <table:table-cell office:value-type="float" office:value="0.24">
                <text:p>0.2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0.108">
                <text:p>-0.108</text:p>
              </table:table-cell>
              <table:table-cell office:value-type="float" office:value="0.284">
                <text:p>0.28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-0.212">
                <text:p>-0.212</text:p>
              </table:table-cell>
              <table:table-cell office:value-type="float" office:value="0.156">
                <text:p>0.15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0.036">
                <text:p>0.036</text:p>
              </table:table-cell>
              <table:table-cell office:value-type="float" office:value="0.108">
                <text:p>0.1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-0.116">
                <text:p>-0.116</text:p>
              </table:table-cell>
              <table:table-cell office:value-type="float" office:value="0.076">
                <text:p>0.076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0.056">
                <text:p>0.056</text:p>
              </table:table-cell>
              <table:table-cell office:value-type="float" office:value="0.04">
                <text:p>0.0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0.036">
                <text:p>-0.036</text:p>
              </table:table-cell>
              <table:table-cell office:value-type="float" office:value="0.088">
                <text:p>0.08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-0.104">
                <text:p>-0.104</text:p>
              </table:table-cell>
              <table:table-cell office:value-type="float" office:value="0.12">
                <text:p>0.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-0.108">
                <text:p>-0.108</text:p>
              </table:table-cell>
              <table:table-cell office:value-type="float" office:value="0.172">
                <text:p>0.17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-0.108">
                <text:p>-0.108</text:p>
              </table:table-cell>
              <table:table-cell office:value-type="float" office:value="0.228">
                <text:p>0.2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0.08">
                <text:p>-0.08</text:p>
              </table:table-cell>
              <table:table-cell office:value-type="float" office:value="0.22">
                <text:p>0.2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-0.064">
                <text:p>-0.064</text:p>
              </table:table-cell>
              <table:table-cell office:value-type="float" office:value="0.24">
                <text:p>0.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0.156">
                <text:p>0.156</text:p>
              </table:table-cell>
              <table:table-cell office:value-type="float" office:value="0.192">
                <text:p>0.1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0.048">
                <text:p>0.048</text:p>
              </table:table-cell>
              <table:table-cell office:value-type="float" office:value="0.28">
                <text:p>0.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0.128">
                <text:p>0.128</text:p>
              </table:table-cell>
              <table:table-cell office:value-type="float" office:value="0.208">
                <text:p>0.208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0.024">
                <text:p>-0.024</text:p>
              </table:table-cell>
              <table:table-cell office:value-type="float" office:value="0.204">
                <text:p>0.20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-0.04">
                <text:p>-0.04</text:p>
              </table:table-cell>
              <table:table-cell office:value-type="float" office:value="0.212">
                <text:p>0.2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-0.084">
                <text:p>-0.084</text:p>
              </table:table-cell>
              <table:table-cell office:value-type="float" office:value="0.264">
                <text:p>0.26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-0.16">
                <text:p>-0.16</text:p>
              </table:table-cell>
              <table:table-cell office:value-type="float" office:value="0.268">
                <text:p>0.26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-0.192">
                <text:p>-0.192</text:p>
              </table:table-cell>
              <table:table-cell office:value-type="float" office:value="0.28">
                <text:p>0.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0.224">
                <text:p>-0.224</text:p>
              </table:table-cell>
              <table:table-cell office:value-type="float" office:value="0.268">
                <text:p>0.268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-0.152">
                <text:p>-0.152</text:p>
              </table:table-cell>
              <table:table-cell office:value-type="float" office:value="0.144">
                <text:p>0.144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-0.152">
                <text:p>-0.152</text:p>
              </table:table-cell>
              <table:table-cell office:value-type="float" office:value="0.136">
                <text:p>0.136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0.112">
                <text:p>0.112</text:p>
              </table:table-cell>
              <table:table-cell office:value-type="float" office:value="0.044">
                <text:p>0.04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-0.144">
                <text:p>-0.144</text:p>
              </table:table-cell>
              <table:table-cell office:value-type="float" office:value="-0.008">
                <text:p>-0.00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0.076">
                <text:p>-0.076</text:p>
              </table:table-cell>
              <table:table-cell office:value-type="float" office:value="0.112">
                <text:p>0.112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-0.088">
                <text:p>-0.088</text:p>
              </table:table-cell>
              <table:table-cell office:value-type="float" office:value="0.108">
                <text:p>0.10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-0.144">
                <text:p>-0.144</text:p>
              </table:table-cell>
              <table:table-cell office:value-type="float" office:value="0.08">
                <text:p>0.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-0.108">
                <text:p>-0.108</text:p>
              </table:table-cell>
              <table:table-cell office:value-type="float" office:value="0.072">
                <text:p>0.07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-0.172">
                <text:p>-0.172</text:p>
              </table:table-cell>
              <table:table-cell office:value-type="float" office:value="0.14">
                <text:p>0.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0.22">
                <text:p>-0.22</text:p>
              </table:table-cell>
              <table:table-cell office:value-type="float" office:value="0.192">
                <text:p>0.1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-0.176">
                <text:p>-0.176</text:p>
              </table:table-cell>
              <table:table-cell office:value-type="float" office:value="0.208">
                <text:p>0.20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-0.108">
                <text:p>-0.108</text:p>
              </table:table-cell>
              <table:table-cell office:value-type="float" office:value="0.256">
                <text:p>0.25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0.036">
                <text:p>0.036</text:p>
              </table:table-cell>
              <table:table-cell office:value-type="float" office:value="0.164">
                <text:p>0.16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-0.136">
                <text:p>-0.136</text:p>
              </table:table-cell>
              <table:table-cell office:value-type="float" office:value="0.2">
                <text:p>0.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12">
                <text:p>0.012</text:p>
              </table:table-cell>
              <table:table-cell office:value-type="float" office:value="0.156">
                <text:p>0.15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-0.056">
                <text:p>-0.056</text:p>
              </table:table-cell>
              <table:table-cell office:value-type="float" office:value="0.104">
                <text:p>0.10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-0.104">
                <text:p>-0.104</text:p>
              </table:table-cell>
              <table:table-cell office:value-type="float" office:value="0.112">
                <text:p>0.1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-0.128">
                <text:p>-0.128</text:p>
              </table:table-cell>
              <table:table-cell office:value-type="float" office:value="0.184">
                <text:p>0.1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-0.136">
                <text:p>-0.136</text:p>
              </table:table-cell>
              <table:table-cell office:value-type="float" office:value="0.212">
                <text:p>0.21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0.192">
                <text:p>-0.192</text:p>
              </table:table-cell>
              <table:table-cell office:value-type="float" office:value="0.248">
                <text:p>0.24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-0.152">
                <text:p>-0.152</text:p>
              </table:table-cell>
              <table:table-cell office:value-type="float" office:value="0.316">
                <text:p>0.3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-0.208">
                <text:p>-0.208</text:p>
              </table:table-cell>
              <table:table-cell office:value-type="float" office:value="0.256">
                <text:p>0.2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-0.06">
                <text:p>-0.06</text:p>
              </table:table-cell>
              <table:table-cell office:value-type="float" office:value="0.22">
                <text:p>0.22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-0.116">
                <text:p>-0.116</text:p>
              </table:table-cell>
              <table:table-cell office:value-type="float" office:value="0.08">
                <text:p>0.0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0.068">
                <text:p>-0.068</text:p>
              </table:table-cell>
              <table:table-cell office:value-type="float" office:value="0.096">
                <text:p>0.096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-0.004">
                <text:p>-0.00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-0.08">
                <text:p>-0.08</text:p>
              </table:table-cell>
              <table:table-cell office:value-type="float" office:value="0.068">
                <text:p>0.06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-0.072">
                <text:p>-0.072</text:p>
              </table:table-cell>
              <table:table-cell office:value-type="float" office:value="0.104">
                <text:p>0.104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10040">
                <text:p>10040</text:p>
              </table:table-cell>
              <table:table-cell office:value-type="float" office:value="-0.124">
                <text:p>-0.124</text:p>
              </table:table-cell>
              <table:table-cell office:value-type="float" office:value="0.136">
                <text:p>0.13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-0.136">
                <text:p>-0.136</text:p>
              </table:table-cell>
              <table:table-cell office:value-type="float" office:value="0.148">
                <text:p>0.14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0160">
                <text:p>10160</text:p>
              </table:table-cell>
              <table:table-cell office:value-type="float" office:value="-0.164">
                <text:p>-0.164</text:p>
              </table:table-cell>
              <table:table-cell office:value-type="float" office:value="0.24">
                <text:p>0.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10220">
                <text:p>10220</text:p>
              </table:table-cell>
              <table:table-cell office:value-type="float" office:value="-0.156">
                <text:p>-0.156</text:p>
              </table:table-cell>
              <table:table-cell office:value-type="float" office:value="0.284">
                <text:p>0.28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-0.16">
                <text:p>-0.16</text:p>
              </table:table-cell>
              <table:table-cell office:value-type="float" office:value="0.336">
                <text:p>0.3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340">
                <text:p>10340</text:p>
              </table:table-cell>
              <table:table-cell office:value-type="float" office:value="0.052">
                <text:p>0.052</text:p>
              </table:table-cell>
              <table:table-cell office:value-type="float" office:value="0.224">
                <text:p>0.22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-0.06">
                <text:p>-0.06</text:p>
              </table:table-cell>
              <table:table-cell office:value-type="float" office:value="0.336">
                <text:p>0.33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0460">
                <text:p>10460</text:p>
              </table:table-cell>
              <table:table-cell office:value-type="float" office:value="0.02">
                <text:p>0.02</text:p>
              </table:table-cell>
              <table:table-cell office:value-type="float" office:value="0.148">
                <text:p>0.14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-0.04">
                <text:p>-0.04</text:p>
              </table:table-cell>
              <table:table-cell office:value-type="float" office:value="0.076">
                <text:p>0.07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580">
                <text:p>10580</text:p>
              </table:table-cell>
              <table:table-cell office:value-type="float" office:value="-0.092">
                <text:p>-0.092</text:p>
              </table:table-cell>
              <table:table-cell office:value-type="float" office:value="0.204">
                <text:p>0.2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640">
                <text:p>10640</text:p>
              </table:table-cell>
              <table:table-cell office:value-type="float" office:value="-0.148">
                <text:p>-0.148</text:p>
              </table:table-cell>
              <table:table-cell office:value-type="float" office:value="0.248">
                <text:p>0.24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-0.16">
                <text:p>-0.16</text:p>
              </table:table-cell>
              <table:table-cell office:value-type="float" office:value="0.26">
                <text:p>0.2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10760">
                <text:p>10760</text:p>
              </table:table-cell>
              <table:table-cell office:value-type="float" office:value="-0.18">
                <text:p>-0.18</text:p>
              </table:table-cell>
              <table:table-cell office:value-type="float" office:value="0.252">
                <text:p>0.25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0820">
                <text:p>10820</text:p>
              </table:table-cell>
              <table:table-cell office:value-type="float" office:value="-0.176">
                <text:p>-0.176</text:p>
              </table:table-cell>
              <table:table-cell office:value-type="float" office:value="0.308">
                <text:p>0.30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-0.212">
                <text:p>-0.212</text:p>
              </table:table-cell>
              <table:table-cell office:value-type="float" office:value="0.268">
                <text:p>0.26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0940">
                <text:p>10940</text:p>
              </table:table-cell>
              <table:table-cell office:value-type="float" office:value="0.028">
                <text:p>0.028</text:p>
              </table:table-cell>
              <table:table-cell office:value-type="float" office:value="0.148">
                <text:p>0.148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11060">
                <text:p>11060</text:p>
              </table:table-cell>
              <table:table-cell office:value-type="float" office:value="0.04">
                <text:p>0.04</text:p>
              </table:table-cell>
              <table:table-cell office:value-type="float" office:value="0.116">
                <text:p>0.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120">
                <text:p>11120</text:p>
              </table:table-cell>
              <table:table-cell office:value-type="float" office:value="-0.008">
                <text:p>-0.008</text:p>
              </table:table-cell>
              <table:table-cell office:value-type="float" office:value="0.12">
                <text:p>0.1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1180">
                <text:p>11180</text:p>
              </table:table-cell>
              <table:table-cell office:value-type="float" office:value="-0.048">
                <text:p>-0.048</text:p>
              </table:table-cell>
              <table:table-cell office:value-type="float" office:value="0.12">
                <text:p>0.1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1240">
                <text:p>11240</text:p>
              </table:table-cell>
              <table:table-cell office:value-type="float" office:value="-0.072">
                <text:p>-0.072</text:p>
              </table:table-cell>
              <table:table-cell office:value-type="float" office:value="0.212">
                <text:p>0.21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-0.084">
                <text:p>-0.084</text:p>
              </table:table-cell>
              <table:table-cell office:value-type="float" office:value="0.184">
                <text:p>0.1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-0.164">
                <text:p>-0.164</text:p>
              </table:table-cell>
              <table:table-cell office:value-type="float" office:value="0.224">
                <text:p>0.22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1420">
                <text:p>11420</text:p>
              </table:table-cell>
              <table:table-cell office:value-type="float" office:value="-0.152">
                <text:p>-0.152</text:p>
              </table:table-cell>
              <table:table-cell office:value-type="float" office:value="0.252">
                <text:p>0.25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1480">
                <text:p>11480</text:p>
              </table:table-cell>
              <table:table-cell office:value-type="float" office:value="-0.024">
                <text:p>-0.024</text:p>
              </table:table-cell>
              <table:table-cell office:value-type="float" office:value="0.292">
                <text:p>0.29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-0.004">
                <text:p>-0.004</text:p>
              </table:table-cell>
              <table:table-cell office:value-type="float" office:value="0.308">
                <text:p>0.30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212">
                <text:p>0.212</text:p>
              </table:table-cell>
              <table:table-cell office:value-type="float" office:value="0.208">
                <text:p>0.20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11660">
                <text:p>11660</text:p>
              </table:table-cell>
              <table:table-cell office:value-type="float" office:value="0.016">
                <text:p>0.016</text:p>
              </table:table-cell>
              <table:table-cell office:value-type="float" office:value="0.288">
                <text:p>0.28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0.132">
                <text:p>0.132</text:p>
              </table:table-cell>
              <table:table-cell office:value-type="float" office:value="0.28">
                <text:p>0.28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1780">
                <text:p>11780</text:p>
              </table:table-cell>
              <table:table-cell office:value-type="float" office:value="0.072">
                <text:p>0.072</text:p>
              </table:table-cell>
              <table:table-cell office:value-type="float" office:value="0.268">
                <text:p>0.26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0.068">
                <text:p>0.068</text:p>
              </table:table-cell>
              <table:table-cell office:value-type="float" office:value="0.224">
                <text:p>0.22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56">
                <text:p>0.056</text:p>
              </table:table-cell>
              <table:table-cell office:value-type="float" office:value="0.292">
                <text:p>0.2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1960">
                <text:p>11960</text:p>
              </table:table-cell>
              <table:table-cell office:value-type="float" office:value="-0.004">
                <text:p>-0.004</text:p>
              </table:table-cell>
              <table:table-cell office:value-type="float" office:value="0.26">
                <text:p>0.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020">
                <text:p>12020</text:p>
              </table:table-cell>
              <table:table-cell office:value-type="float" office:value="-0.044">
                <text:p>-0.044</text:p>
              </table:table-cell>
              <table:table-cell office:value-type="float" office:value="0.224">
                <text:p>0.22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080">
                <text:p>12080</text:p>
              </table:table-cell>
              <table:table-cell office:value-type="float" office:value="-0.112">
                <text:p>-0.112</text:p>
              </table:table-cell>
              <table:table-cell office:value-type="float" office:value="0.208">
                <text:p>0.20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140">
                <text:p>12140</text:p>
              </table:table-cell>
              <table:table-cell office:value-type="float" office:value="-0.036">
                <text:p>-0.036</text:p>
              </table:table-cell>
              <table:table-cell office:value-type="float" office:value="0.18">
                <text:p>0.1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-0.032">
                <text:p>-0.032</text:p>
              </table:table-cell>
              <table:table-cell office:value-type="float" office:value="0.208">
                <text:p>0.20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0.144">
                <text:p>0.144</text:p>
              </table:table-cell>
              <table:table-cell office:value-type="float" office:value="0.22">
                <text:p>0.2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0.068">
                <text:p>0.068</text:p>
              </table:table-cell>
              <table:table-cell office:value-type="float" office:value="0.232">
                <text:p>0.232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2380">
                <text:p>12380</text:p>
              </table:table-cell>
              <table:table-cell office:value-type="float" office:value="0.08">
                <text:p>0.08</text:p>
              </table:table-cell>
              <table:table-cell office:value-type="float" office:value="0.224">
                <text:p>0.2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0.04">
                <text:p>0.04</text:p>
              </table:table-cell>
              <table:table-cell office:value-type="float" office:value="0.188">
                <text:p>0.18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036">
                <text:p>-0.036</text:p>
              </table:table-cell>
              <table:table-cell office:value-type="float" office:value="0.236">
                <text:p>0.23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2560">
                <text:p>12560</text:p>
              </table:table-cell>
              <table:table-cell office:value-type="float" office:value="-0.052">
                <text:p>-0.052</text:p>
              </table:table-cell>
              <table:table-cell office:value-type="float" office:value="0.18">
                <text:p>0.1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-0.092">
                <text:p>-0.092</text:p>
              </table:table-cell>
              <table:table-cell office:value-type="float" office:value="0.224">
                <text:p>0.2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-0.144">
                <text:p>-0.144</text:p>
              </table:table-cell>
              <table:table-cell office:value-type="float" office:value="0.172">
                <text:p>0.17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2740">
                <text:p>12740</text:p>
              </table:table-cell>
              <table:table-cell office:value-type="float" office:value="-0.216">
                <text:p>-0.216</text:p>
              </table:table-cell>
              <table:table-cell office:value-type="float" office:value="0.188">
                <text:p>0.1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12860">
                <text:p>12860</text:p>
              </table:table-cell>
              <table:table-cell office:value-type="float" office:value="-0.016">
                <text:p>-0.016</text:p>
              </table:table-cell>
              <table:table-cell office:value-type="float" office:value="0.288">
                <text:p>0.28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2920">
                <text:p>12920</text:p>
              </table:table-cell>
              <table:table-cell office:value-type="float" office:value="0.064">
                <text:p>0.064</text:p>
              </table:table-cell>
              <table:table-cell office:value-type="float" office:value="0.236">
                <text:p>0.23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12980">
                <text:p>1298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3040">
                <text:p>13040</text:p>
              </table:table-cell>
              <table:table-cell office:value-type="float" office:value="-0.008">
                <text:p>-0.008</text:p>
              </table:table-cell>
              <table:table-cell office:value-type="float" office:value="0.276">
                <text:p>0.27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4">
                <text:p>0.004</text:p>
              </table:table-cell>
              <table:table-cell office:value-type="float" office:value="0.252">
                <text:p>0.25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-0.04">
                <text:p>-0.04</text:p>
              </table:table-cell>
              <table:table-cell office:value-type="float" office:value="0.228">
                <text:p>0.22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3220">
                <text:p>13220</text:p>
              </table:table-cell>
              <table:table-cell office:value-type="float" office:value="-0.048">
                <text:p>-0.048</text:p>
              </table:table-cell>
              <table:table-cell office:value-type="float" office:value="0.256">
                <text:p>0.25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3280">
                <text:p>13280</text:p>
              </table:table-cell>
              <table:table-cell office:value-type="float" office:value="-0.104">
                <text:p>-0.104</text:p>
              </table:table-cell>
              <table:table-cell office:value-type="float" office:value="0.324">
                <text:p>0.32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-0.12">
                <text:p>-0.12</text:p>
              </table:table-cell>
              <table:table-cell office:value-type="float" office:value="0.32">
                <text:p>0.3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-0.184">
                <text:p>-0.184</text:p>
              </table:table-cell>
              <table:table-cell office:value-type="float" office:value="0.352">
                <text:p>0.35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3460">
                <text:p>13460</text:p>
              </table:table-cell>
              <table:table-cell office:value-type="float" office:value="-0.172">
                <text:p>-0.172</text:p>
              </table:table-cell>
              <table:table-cell office:value-type="float" office:value="0.32">
                <text:p>0.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-0.184">
                <text:p>-0.184</text:p>
              </table:table-cell>
              <table:table-cell office:value-type="float" office:value="0.272">
                <text:p>0.27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3580">
                <text:p>13580</text:p>
              </table:table-cell>
              <table:table-cell office:value-type="float" office:value="-0.048">
                <text:p>-0.048</text:p>
              </table:table-cell>
              <table:table-cell office:value-type="float" office:value="0.212">
                <text:p>0.21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13640">
                <text:p>13640</text:p>
              </table:table-cell>
              <table:table-cell office:value-type="float" office:value="-0.04">
                <text:p>-0.04</text:p>
              </table:table-cell>
              <table:table-cell office:value-type="float" office:value="0.072">
                <text:p>0.072</text:p>
              </table:table-cell>
              <table:table-cell office:value-type="float" office:value="1.088">
                <text:p>1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